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ff" draw:textarea-vertical-align="middle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99ccff" draw:auto-grow-height="true" draw:auto-grow-width="false" fo:max-height="0cm" fo:min-height="0.949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99ccff" draw:textarea-vertical-align="middle" draw:auto-grow-height="true" draw:auto-grow-width="false" fo:max-height="0cm" fo:min-height="1.401cm"/>
      <style:paragraph-properties style:writing-mode="lr-tb"/>
    </style:style>
    <style:style style:name="gr4" style:family="graphic" style:parent-style-name="standard">
      <style:graphic-properties svg:stroke-width="0.051cm" draw:marker-start="Arrow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999999" draw:marker-start="Arrow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solid" draw:fill-color="#b2b2b2" draw:textarea-vertical-align="middle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svg:stroke-width="0.051cm" svg:stroke-color="#b3b3b3" draw:marker-start="Arrow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3cc66" draw:marker-start="Arrow" draw:marker-start-width="0.279cm" draw:marker-end="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99ccff"/>
      <style:paragraph-properties fo:text-align="center" style:writing-mode="lr-tb"/>
    </style:style>
    <style:style style:name="P5" style:family="paragraph">
      <loext:graphic-properties draw:fill="solid" draw:fill-color="#b2b2b2"/>
      <style:paragraph-properties fo:text-align="center" style:writing-mode="lr-tb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673cm" svg:x="10.414cm" svg:y="7.443cm">
          <draw:text-box>
            <text:p text:style-name="P1"><text:span text:style-name="T1">ACM</text:span><text:span text:style-name="T1"><text:line-break/></text:span><text:span text:style-name="T1">Endpoint</text:span></text:p>
          </draw:text-box>
        </draw:frame>
        <draw:frame draw:style-name="gr2" draw:text-style-name="P2" draw:layer="layout" svg:width="5.969cm" svg:height="1.199cm" svg:x="10.414cm" svg:y="10.187cm">
          <draw:text-box>
            <text:p text:style-name="P1"><text:span text:style-name="T1">USB</text:span><text:span text:style-name="T1"><text:line-break/></text:span><text:span text:style-name="T1">Stack</text:span></text:p>
          </draw:text-box>
        </draw:frame>
        <draw:frame draw:style-name="gr3" draw:text-style-name="P2" draw:layer="layout" svg:width="2.921cm" svg:height="1.651cm" svg:x="17.272cm" svg:y="4.626cm">
          <draw:text-box>
            <text:p text:style-name="P1"><text:span text:style-name="T1">RMII</text:span><text:span text:style-name="T1"><text:line-break/></text:span><text:span text:style-name="T1">MAC</text:span></text:p>
          </draw:text-box>
        </draw:frame>
        <draw:line draw:style-name="gr4" draw:text-style-name="P1" draw:layer="layout" svg:x1="11.811cm" svg:y1="9.144cm" svg:x2="11.811cm" svg:y2="10.187cm">
          <text:p/>
        </draw:line>
        <draw:line draw:style-name="gr4" draw:text-style-name="P3" draw:layer="layout" svg:x1="9.398cm" svg:y1="8.255cm" svg:x2="10.414cm" svg:y2="8.255cm">
          <text:p/>
        </draw:line>
        <draw:frame draw:style-name="gr1" draw:text-style-name="P2" draw:layer="layout" svg:width="2.413cm" svg:height="1.673cm" svg:x="13.97cm" svg:y="7.471cm">
          <draw:text-box>
            <text:p text:style-name="P1"><text:span text:style-name="T1">NCM</text:span><text:span text:style-name="T1"><text:line-break/></text:span><text:span text:style-name="T1">Endpoint</text:span></text:p>
          </draw:text-box>
        </draw:frame>
        <draw:line draw:style-name="gr4" draw:text-style-name="P1" draw:layer="layout" svg:x1="15.24cm" svg:y1="9.144cm" svg:x2="15.24cm" svg:y2="10.187cm">
          <text:p/>
        </draw:line>
        <draw:frame draw:style-name="gr1" draw:text-style-name="P4" draw:layer="layout" svg:width="2.413cm" svg:height="1.673cm" svg:x="13.97cm" svg:y="4.58cm">
          <draw:text-box>
            <text:p text:style-name="P1"><text:span text:style-name="T1">Vendor</text:span><text:span text:style-name="T1"><text:line-break/></text:span><text:span text:style-name="T1">Extension</text:span></text:p>
          </draw:text-box>
        </draw:frame>
        <draw:frame draw:style-name="gr1" draw:text-style-name="P4" draw:layer="layout" svg:width="2.54cm" svg:height="1.673cm" svg:x="6.858cm" svg:y="7.471cm">
          <draw:text-box>
            <text:p text:style-name="P1"><text:span text:style-name="T1">ACM</text:span><text:span text:style-name="T1"><text:line-break/></text:span><text:span text:style-name="T1">MUX</text:span></text:p>
          </draw:text-box>
        </draw:frame>
        <draw:frame draw:style-name="gr1" draw:text-style-name="P4" draw:layer="layout" svg:width="2.54cm" svg:height="1.673cm" svg:x="6.858cm" svg:y="4.626cm">
          <draw:text-box>
            <text:p text:style-name="P1"><text:span text:style-name="T1">UART</text:span><text:span text:style-name="T1"><text:line-break/></text:span><text:span text:style-name="T1">Controller</text:span></text:p>
          </draw:text-box>
        </draw:frame>
        <draw:polyline draw:style-name="gr4" draw:text-style-name="P1" draw:layer="layout" svg:width="3.166cm" svg:height="0.94cm" draw:transform="rotate (-2.81364528714006) translate (18.9896332695388cm 6.79211956785534cm)" svg:viewBox="0 0 3167 941" draw:points="0,601 205,0 2970,941 3167,361">
          <text:p/>
        </draw:polyline>
        <draw:line draw:style-name="gr4" draw:text-style-name="P1" draw:layer="layout" svg:x1="14.478cm" svg:y1="6.253cm" svg:x2="14.478cm" svg:y2="7.52cm">
          <text:p/>
        </draw:line>
        <draw:line draw:style-name="gr4" draw:text-style-name="P1" draw:layer="layout" svg:x1="8.128cm" svg:y1="6.281cm" svg:x2="8.128cm" svg:y2="7.471cm">
          <text:p/>
        </draw:line>
        <draw:line draw:style-name="gr5" draw:text-style-name="P1" draw:layer="layout" svg:x1="8.128cm" svg:y1="3.436cm" svg:x2="8.128cm" svg:y2="4.626cm">
          <text:p/>
        </draw:line>
        <draw:frame draw:style-name="gr6" draw:text-style-name="P5" draw:layer="layout" svg:width="2.54cm" svg:height="1.199cm" svg:x="6.858cm" svg:y="2.269cm">
          <draw:text-box>
            <text:p text:style-name="P1"><text:span text:style-name="T1">UART</text:span><text:span text:style-name="T1"><text:line-break/></text:span><text:span text:style-name="T1">Interface</text:span></text:p>
          </draw:text-box>
        </draw:frame>
        <draw:line draw:style-name="gr5" draw:text-style-name="P1" draw:layer="layout" svg:x1="15.24cm" svg:y1="3.39cm" svg:x2="15.24cm" svg:y2="4.58cm">
          <text:p/>
        </draw:line>
        <draw:frame draw:style-name="gr6" draw:text-style-name="P5" draw:layer="layout" svg:width="2.54cm" svg:height="1.199cm" svg:x="13.97cm" svg:y="2.223cm">
          <draw:text-box>
            <text:p text:style-name="P1"><text:span text:style-name="T1">MDIO</text:span><text:span text:style-name="T1"><text:line-break/></text:span><text:span text:style-name="T1">Interface</text:span></text:p>
          </draw:text-box>
        </draw:frame>
        <draw:line draw:style-name="gr5" draw:text-style-name="P1" draw:layer="layout" svg:x1="18.796cm" svg:y1="3.453cm" svg:x2="18.796cm" svg:y2="4.643cm">
          <text:p/>
        </draw:line>
        <draw:frame draw:style-name="gr6" draw:text-style-name="P5" draw:layer="layout" svg:width="2.54cm" svg:height="1.199cm" svg:x="17.526cm" svg:y="2.286cm">
          <draw:text-box>
            <text:p text:style-name="P1"><text:span text:style-name="T1">RMII</text:span><text:span text:style-name="T1"><text:line-break/></text:span><text:span text:style-name="T1">Interface</text:span></text:p>
          </draw:text-box>
        </draw:frame>
        <draw:line draw:style-name="gr5" draw:text-style-name="P1" draw:layer="layout" svg:x1="13.335cm" svg:y1="11.354cm" svg:x2="13.335cm" svg:y2="12.544cm">
          <text:p/>
        </draw:line>
        <draw:frame draw:style-name="gr6" draw:text-style-name="P5" draw:layer="layout" svg:width="2.54cm" svg:height="1.199cm" svg:x="12.065cm" svg:y="12.517cm">
          <draw:text-box>
            <text:p text:style-name="P1"><text:span text:style-name="T1">ULPI</text:span><text:span text:style-name="T1"><text:line-break/></text:span><text:span text:style-name="T1">Interface</text:span></text:p>
          </draw:text-box>
        </draw:frame>
        <draw:frame draw:style-name="gr1" draw:text-style-name="P4" draw:layer="layout" svg:width="2.413cm" svg:height="1.673cm" svg:x="10.414cm" svg:y="4.577cm">
          <draw:text-box>
            <text:p text:style-name="P1"><text:span text:style-name="T1">Misc.</text:span></text:p>
          </draw:text-box>
        </draw:frame>
        <draw:frame draw:style-name="gr6" draw:text-style-name="P5" draw:layer="layout" svg:width="2.54cm" svg:height="1.199cm" svg:x="17.526cm" svg:y="2.287cm">
          <draw:text-box>
            <text:p text:style-name="P1"><text:span text:style-name="T1">RMII</text:span><text:span text:style-name="T1"><text:line-break/></text:span><text:span text:style-name="T1">Interface</text:span></text:p>
          </draw:text-box>
        </draw:frame>
        <draw:line draw:style-name="gr5" draw:text-style-name="P1" draw:layer="layout" svg:x1="11.684cm" svg:y1="3.453cm" svg:x2="11.684cm" svg:y2="4.643cm">
          <text:p/>
        </draw:line>
        <draw:frame draw:style-name="gr6" draw:text-style-name="P5" draw:layer="layout" svg:width="2.54cm" svg:height="1.199cm" svg:x="10.414cm" svg:y="2.286cm">
          <draw:text-box>
            <text:p text:style-name="P1"><text:span text:style-name="T1">LED / </text:span><text:span text:style-name="T1"><text:line-break/></text:span><text:span text:style-name="T1">GPIO</text:span></text:p>
          </draw:text-box>
        </draw:frame>
        <draw:frame draw:style-name="gr1" draw:text-style-name="P4" draw:layer="layout" svg:width="2.54cm" svg:height="1.673cm" svg:x="3.258cm" svg:y="7.472cm">
          <draw:text-box>
            <text:p text:style-name="P1"><text:span text:style-name="T1">Command</text:span><text:span text:style-name="T1"><text:line-break/></text:span><text:span text:style-name="T1">Handler</text:span></text:p>
          </draw:text-box>
        </draw:frame>
        <draw:frame draw:style-name="gr1" draw:text-style-name="P4" draw:layer="layout" svg:width="2.54cm" svg:height="1.673cm" svg:x="3.258cm" svg:y="4.627cm">
          <draw:text-box>
            <text:p text:style-name="P1"><text:span text:style-name="T1">SPI</text:span><text:span text:style-name="T1"><text:line-break/></text:span><text:span text:style-name="T1">Controller</text:span></text:p>
          </draw:text-box>
        </draw:frame>
        <draw:line draw:style-name="gr4" draw:text-style-name="P1" draw:layer="layout" svg:x1="4.528cm" svg:y1="6.282cm" svg:x2="4.528cm" svg:y2="7.472cm">
          <text:p/>
        </draw:line>
        <draw:line draw:style-name="gr5" draw:text-style-name="P1" draw:layer="layout" svg:x1="4.528cm" svg:y1="3.437cm" svg:x2="4.528cm" svg:y2="4.627cm">
          <text:p/>
        </draw:line>
        <draw:frame draw:style-name="gr6" draw:text-style-name="P5" draw:layer="layout" svg:width="2.54cm" svg:height="1.199cm" svg:x="3.258cm" svg:y="2.27cm">
          <draw:text-box>
            <text:p text:style-name="P1"><text:span text:style-name="T1">SPI</text:span><text:span text:style-name="T1"><text:line-break/></text:span><text:span text:style-name="T1">Interface</text:span></text:p>
          </draw:text-box>
        </draw:frame>
        <draw:line draw:style-name="gr7" draw:text-style-name="P1" draw:layer="layout" svg:x1="6.858cm" svg:y1="8.282cm" svg:x2="5.798cm" svg:y2="8.282cm">
          <text:p/>
        </draw:line>
        <draw:polyline draw:style-name="gr8" draw:text-style-name="P3" draw:layer="layout" svg:width="2.544cm" svg:height="1.01cm" draw:transform="rotate (0.159872159482681) translate (7.88512442918343cm 9.06038420395317cm)" svg:viewBox="0 0 2545 1011" draw:points="101,101 0,728 1755,1011 1918,0 2545,101">
          <text:p/>
        </draw:polyline>
        <draw:frame draw:style-name="gr9" draw:text-style-name="P7" draw:layer="layout" svg:width="1.651cm" svg:height="0.802cm" svg:x="8.001cm" svg:y="9.739cm">
          <draw:text-box>
            <text:p text:style-name="P6"><text:span text:style-name="T2">DTR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ill</meta:initial-creator>
    <meta:creation-date>2024-06-16T23:52:41.458330050</meta:creation-date>
    <dc:date>2024-09-29T22:49:43.956859123</dc:date>
    <meta:editing-duration>PT10M31S</meta:editing-duration>
    <meta:editing-cycles>3</meta:editing-cycles>
    <meta:generator>LibreOffice/7.3.7.2$Linux_X86_64 LibreOffice_project/30$Build-2</meta:generator>
    <dc:creator>Till</dc:creator>
    <meta:document-statistic meta:object-count="56"/>
  </office:meta>
</office:document-meta>
</file>